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8">
            <text:p>28/08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8-29">
            <text:p>29/08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24])" office:value-type="float" office:value="385">
            <text:p>385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3">
            <text:p>13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4">
            <text:p>14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5">
            <text:p>15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7">
            <text:p>17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8">
            <text:p>18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8-24">
            <text:p>24/08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7">
            <text:p>27/08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8-28">
            <text:p>28/08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9">
            <text:p>29/08/12</text:p>
          </table:table-cell>
          <table:table-cell office:value-type="float" office:value="2">
            <text:p>2</text:p>
          </table:table-cell>
        </table:table-row>
        <table:table-row table:style-name="ro1" table:number-rows-repeated="4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71">
            <text:p>71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Horas</text:p>
          </table:table-cell>
          <table:table-cell office:value-type="string">
            <text:p>Porcentaje</text:p>
          </table:table-cell>
          <table:table-cell table:number-columns-repeated="4"/>
        </table:table-row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  <table:table-cell table:style-name="ce4" table:formula="of:= [.B2] / [.B9]" office:value-type="percentage" office:value="0.232704402515723">
            <text:p>23,27%</text:p>
          </table:table-cell>
          <table:table-cell table:number-columns-repeated="4"/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26]" office:value-type="float" office:value="385">
            <text:p>385</text:p>
          </table:table-cell>
          <table:table-cell table:style-name="ce4" table:formula="of:= [.B3] / [.B9]" office:value-type="percentage" office:value="0.605345911949686">
            <text:p>60,53%</text:p>
          </table:table-cell>
          <table:table-cell table:number-columns-repeated="4"/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  <table:table-cell table:style-name="ce4" table:formula="of:= [.B4] / [.B9]" office:value-type="percentage" office:value="0.050314465408805">
            <text:p>5,03%</text:p>
          </table:table-cell>
          <table:table-cell table:number-columns-repeated="4"/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71">
            <text:p>71</text:p>
          </table:table-cell>
          <table:table-cell table:style-name="ce4" table:formula="of:= [.B5] / [.B9]" office:value-type="percentage" office:value="0.111635220125786">
            <text:p>11,16%</text:p>
          </table:table-cell>
          <table:table-cell table:number-columns-repeated="3"/>
          <table:table-cell>
            <draw:frame table:end-cell-address="Total.K20" table:end-x="1.609cm" table:end-y="0.344cm" draw:z-index="0" draw:style-name="gr1" svg:width="10.542cm" svg:height="6.986cm" svg:x="0.1cm" svg:y="0.106cm">
              <draw:object draw:notify-on-update-of-ranges="Total.A2:Total.A5 Total.B1:Total.B1 Total.B2:Total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 SUM([.B2:.B7])" office:value-type="float" office:value="636">
            <text:p>63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30/08/2012</text:date>, <text:time>02:36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8-30T02:36:20</dc:date>
    <meta:editing-duration>PT03H34M44S</meta:editing-duration>
    <meta:editing-cycles>143</meta:editing-cycles>
    <meta:generator>OpenOffice.org/3.2$Unix OpenOffice.org_project/320m12$Build-9483</meta:generator>
    <dc:creator>david </dc:creator>
    <meta:document-statistic meta:table-count="5" meta:cell-count="4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43cm" svg:height="6.987cm" xlink:href=".." chart:class="chart:circle" chart:style-name="ch1">
        <chart:title svg:x="3.207cm" svg:y="0.14cm" chart:style-name="ch2">
          <text:p>Control de esfuerzos</text:p>
        </chart:title>
        <chart:legend chart:legend-position="end" svg:x="7.672cm" svg:y="2.649cm" chart:style-name="ch3"/>
        <chart:plot-area chart:style-name="ch4" table:cell-range-address="Total.A1:Total.B5" chart:data-source-has-labels="both" svg:x="0.21cm" svg:y="0.782cm" svg:width="7.253cm" svg:height="5.927cm">
          <chart:axis chart:dimension="x" chart:name="primary-x" chart:style-name="ch5">
            <chart:categories table:cell-range-address="Total.A2:Total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otal.B2:Total.B5" chart:label-cell-address="Total.B1:Total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otal.B1:Total.B1">Horas</text:p>
              </table:table-cell>
            </table:table-row>
          </table:table-header-rows>
          <table:table-rows>
            <table:table-row>
              <table:table-cell office:value-type="string">
                <text:p text:id="Total.A2:Total.A5">Documentación</text:p>
              </table:table-cell>
              <table:table-cell office:value-type="float" office:value="148">
                <text:p text:id="Total.B2:Total.B5">148</text:p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